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ffd" officeooo:paragraph-rsid="00093ffd"/>
    </style:style>
    <style:style style:name="P2" style:family="paragraph" style:parent-style-name="code">
      <style:text-properties officeooo:rsid="0009eb39" officeooo:paragraph-rsid="0009eb39"/>
    </style:style>
    <style:style style:name="P3" style:family="paragraph" style:parent-style-name="code">
      <style:text-properties officeooo:rsid="000a134e" officeooo:paragraph-rsid="000a134e"/>
    </style:style>
    <style:style style:name="P4" style:family="paragraph" style:parent-style-name="code">
      <style:text-properties officeooo:rsid="000e81d9" officeooo:paragraph-rsid="000e81d9"/>
    </style:style>
    <style:style style:name="P5" style:family="paragraph" style:parent-style-name="code">
      <style:text-properties officeooo:paragraph-rsid="000e81d9"/>
    </style:style>
    <style:style style:name="P6" style:family="paragraph" style:parent-style-name="code">
      <style:text-properties officeooo:rsid="0011ca50" officeooo:paragraph-rsid="0011ca50"/>
    </style:style>
    <style:style style:name="P7" style:family="paragraph" style:parent-style-name="comment">
      <style:text-properties officeooo:rsid="000a134e" officeooo:paragraph-rsid="000a134e"/>
    </style:style>
    <style:style style:name="P8" style:family="paragraph" style:parent-style-name="comment">
      <style:text-properties officeooo:rsid="000e81d9" officeooo:paragraph-rsid="000e81d9"/>
    </style:style>
    <style:style style:name="P9" style:family="paragraph" style:parent-style-name="comment">
      <style:text-properties officeooo:paragraph-rsid="000e81d9"/>
    </style:style>
    <style:style style:name="P10" style:family="paragraph" style:parent-style-name="comment">
      <style:paragraph-properties fo:margin-left="0.4925in" fo:margin-right="0in" fo:text-indent="0in" style:auto-text-indent="false"/>
    </style:style>
    <style:style style:name="P11" style:family="paragraph" style:parent-style-name="code">
      <style:paragraph-properties fo:margin-left="0.4925in" fo:margin-right="0in" fo:text-indent="0in" style:auto-text-indent="false"/>
      <style:text-properties officeooo:rsid="00112558" officeooo:paragraph-rsid="00112558"/>
    </style:style>
    <style:style style:name="P12" style:family="paragraph" style:parent-style-name="todo">
      <style:text-properties officeooo:rsid="0011ca50" officeooo:paragraph-rsid="0011ca50"/>
    </style:style>
    <style:style style:name="P13" style:family="paragraph" style:parent-style-name="Text_20_body" style:list-style-name="L1">
      <style:text-properties officeooo:rsid="001597f5" officeooo:paragraph-rsid="001597f5"/>
    </style:style>
    <style:style style:name="P14" style:family="paragraph" style:parent-style-name="Text_20_body" style:list-style-name="L1">
      <style:text-properties officeooo:rsid="00169c2f" officeooo:paragraph-rsid="00169c2f"/>
    </style:style>
    <style:style style:name="P15" style:family="paragraph" style:parent-style-name="Text_20_body" style:list-style-name="L1">
      <style:text-properties officeooo:rsid="001816ed" officeooo:paragraph-rsid="001816ed"/>
    </style:style>
    <style:style style:name="P16" style:family="paragraph" style:parent-style-name="Text_20_body">
      <style:text-properties officeooo:rsid="001ff4f9" officeooo:paragraph-rsid="001ff4f9"/>
    </style:style>
    <style:style style:name="P17" style:family="paragraph" style:parent-style-name="Title">
      <style:text-properties officeooo:rsid="001ff4f9" officeooo:paragraph-rsid="001ff4f9"/>
    </style:style>
    <style:style style:name="P18" style:family="paragraph" style:parent-style-name="Heading_20_1">
      <style:text-properties officeooo:rsid="00093ffd" officeooo:paragraph-rsid="00093ffd"/>
    </style:style>
    <style:style style:name="P19" style:family="paragraph" style:parent-style-name="Heading_20_1">
      <style:text-properties officeooo:rsid="00093ffd" officeooo:paragraph-rsid="001473d3"/>
    </style:style>
    <style:style style:name="P20" style:family="paragraph" style:parent-style-name="Heading_20_1">
      <style:text-properties officeooo:rsid="001ff4f9" officeooo:paragraph-rsid="001ff4f9"/>
    </style:style>
    <style:style style:name="P21" style:family="paragraph" style:parent-style-name="Heading_20_1">
      <style:text-properties officeooo:rsid="00202c7c" officeooo:paragraph-rsid="00202c7c"/>
    </style:style>
    <style:style style:name="P22" style:family="paragraph" style:parent-style-name="Heading_20_2">
      <style:text-properties officeooo:rsid="00093ffd" officeooo:paragraph-rsid="00093ffd"/>
    </style:style>
    <style:style style:name="P23" style:family="paragraph" style:parent-style-name="Heading_20_2">
      <style:text-properties officeooo:rsid="000e81d9" officeooo:paragraph-rsid="000e81d9"/>
    </style:style>
    <style:style style:name="P24" style:family="paragraph" style:parent-style-name="Heading_20_2">
      <style:text-properties officeooo:rsid="00109fe2" officeooo:paragraph-rsid="00109fe2"/>
    </style:style>
    <style:style style:name="P25" style:family="paragraph" style:parent-style-name="Heading_20_2">
      <style:text-properties officeooo:rsid="0012f97c" officeooo:paragraph-rsid="0012f97c"/>
    </style:style>
    <style:style style:name="P26" style:family="paragraph" style:parent-style-name="Heading_20_2">
      <style:text-properties officeooo:rsid="001a65fb" officeooo:paragraph-rsid="001a65fb"/>
    </style:style>
    <style:style style:name="P27" style:family="paragraph" style:parent-style-name="code">
      <style:text-properties officeooo:rsid="0012f97c" officeooo:paragraph-rsid="0012f97c"/>
    </style:style>
    <style:style style:name="P28" style:family="paragraph" style:parent-style-name="code">
      <style:text-properties officeooo:rsid="0015c05d" officeooo:paragraph-rsid="0015c05d"/>
    </style:style>
    <style:style style:name="P29" style:family="paragraph" style:parent-style-name="code">
      <style:text-properties officeooo:paragraph-rsid="00169c2f"/>
    </style:style>
    <style:style style:name="P30" style:family="paragraph" style:parent-style-name="code">
      <style:text-properties officeooo:rsid="001b5a1c" officeooo:paragraph-rsid="001b5a1c"/>
    </style:style>
    <style:style style:name="P31" style:family="paragraph" style:parent-style-name="code">
      <style:text-properties fo:font-variant="normal" fo:text-transform="none" fo:color="#242729" style:font-name="Consolas" fo:font-size="9.75pt" fo:letter-spacing="normal" fo:font-style="normal" fo:font-weight="normal"/>
    </style:style>
    <style:style style:name="P32" style:family="paragraph" style:parent-style-name="code">
      <style:text-properties officeooo:paragraph-rsid="001f1bb2"/>
    </style:style>
    <style:style style:name="P33" style:family="paragraph" style:parent-style-name="code">
      <style:text-properties officeooo:rsid="00202c7c" officeooo:paragraph-rsid="00202c7c"/>
    </style:style>
    <style:style style:name="P34" style:family="paragraph" style:parent-style-name="code">
      <style:text-properties officeooo:rsid="00202c7c" officeooo:paragraph-rsid="00255ce2"/>
    </style:style>
    <style:style style:name="P35" style:family="paragraph" style:parent-style-name="code">
      <style:text-properties officeooo:rsid="0020c4e8" officeooo:paragraph-rsid="00255ce2"/>
    </style:style>
    <style:style style:name="P36" style:family="paragraph" style:parent-style-name="code">
      <style:text-properties officeooo:rsid="0022ac9f" officeooo:paragraph-rsid="0022ac9f"/>
    </style:style>
    <style:style style:name="P37" style:family="paragraph" style:parent-style-name="code">
      <style:text-properties officeooo:rsid="0022ac9f" officeooo:paragraph-rsid="00255ce2"/>
    </style:style>
    <style:style style:name="P38" style:family="paragraph" style:parent-style-name="code">
      <style:text-properties officeooo:rsid="00247fd6" officeooo:paragraph-rsid="00247fd6"/>
    </style:style>
    <style:style style:name="P39" style:family="paragraph" style:parent-style-name="comment">
      <style:text-properties officeooo:rsid="00093ffd" officeooo:paragraph-rsid="00093ffd"/>
    </style:style>
    <style:style style:name="P40" style:family="paragraph" style:parent-style-name="comment">
      <style:text-properties officeooo:rsid="001b5a1c" officeooo:paragraph-rsid="001b5a1c"/>
    </style:style>
    <style:style style:name="P41" style:family="paragraph" style:parent-style-name="comment">
      <style:text-properties officeooo:rsid="0020c4e8" officeooo:paragraph-rsid="0020c4e8"/>
    </style:style>
    <style:style style:name="P42" style:family="paragraph" style:parent-style-name="comment">
      <style:text-properties officeooo:rsid="0020c4e8" officeooo:paragraph-rsid="00255ce2"/>
    </style:style>
    <style:style style:name="P43" style:family="paragraph" style:parent-style-name="comment">
      <style:paragraph-properties fo:margin-left="0.4925in" fo:margin-right="0in" fo:text-indent="0in" style:auto-text-indent="false"/>
    </style:style>
    <style:style style:name="P44" style:family="paragraph" style:parent-style-name="comment">
      <style:paragraph-properties fo:margin-left="0in" fo:margin-right="0in" fo:text-indent="0in" style:auto-text-indent="false"/>
    </style:style>
    <style:style style:name="P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todo">
      <style:text-properties officeooo:rsid="0015c05d" officeooo:paragraph-rsid="0015c05d"/>
    </style:style>
    <style:style style:name="P47" style:family="paragraph" style:parent-style-name="todo">
      <style:text-properties officeooo:rsid="0023a658" officeooo:paragraph-rsid="00255ce2"/>
    </style:style>
    <style:style style:name="P48" style:family="paragraph" style:parent-style-name="todo">
      <style:text-properties officeooo:rsid="00247fd6" officeooo:paragraph-rsid="0023a658"/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ca551"/>
    </style:style>
    <style:style style:name="T2" style:family="text">
      <style:text-properties officeooo:rsid="000e81d9"/>
    </style:style>
    <style:style style:name="T3" style:family="text">
      <style:text-properties officeooo:rsid="0011fd09"/>
    </style:style>
    <style:style style:name="T4" style:family="text">
      <style:text-properties officeooo:rsid="0013ad8d"/>
    </style:style>
    <style:style style:name="T5" style:family="text">
      <style:text-properties officeooo:rsid="001473d3"/>
    </style:style>
    <style:style style:name="T6" style:family="text">
      <style:text-properties officeooo:rsid="0019026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55ce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5"><text:a xlink:type="simple" xlink:href="#__RefHeading__320_1868828051" text:style-name="Index_20_Link" text:visited-style-name="Index_20_Link">1. TODO<text:tab/>1</text:a></text:p>
          <text:p text:style-name="P45"><text:a xlink:type="simple" xlink:href="#__RefHeading__198_994188705" text:style-name="Index_20_Link" text:visited-style-name="Index_20_Link">2. Environment Setup<text:tab/>1</text:a></text:p>
          <text:p text:style-name="P49"><text:a xlink:type="simple" xlink:href="#__RefHeading__324_1868828051" text:style-name="Index_20_Link" text:visited-style-name="Index_20_Link">2.1 Update DB<text:tab/>1</text:a></text:p>
          <text:p text:style-name="P45"><text:a xlink:type="simple" xlink:href="#__RefHeading__322_1868828051" text:style-name="Index_20_Link" text:visited-style-name="Index_20_Link">3. Initialize GIT<text:tab/>1</text:a></text:p>
          <text:p text:style-name="P49"><text:a xlink:type="simple" xlink:href="#__RefHeading__153_2070287841" text:style-name="Index_20_Link" text:visited-style-name="Index_20_Link">3.1 Settings<text:tab/>1</text:a></text:p>
          <text:p text:style-name="P49"><text:a xlink:type="simple" xlink:href="#__RefHeading__155_2070287841" text:style-name="Index_20_Link" text:visited-style-name="Index_20_Link">3.2 Initialize Repository<text:tab/>2</text:a></text:p>
          <text:p text:style-name="P49"><text:a xlink:type="simple" xlink:href="#__RefHeading__157_2070287841" text:style-name="Index_20_Link" text:visited-style-name="Index_20_Link">3.3 Commit Changes<text:tab/>2</text:a></text:p>
          <text:p text:style-name="P49"><text:a xlink:type="simple" xlink:href="#__RefHeading__159_2070287841" text:style-name="Index_20_Link" text:visited-style-name="Index_20_Link">3.4 Delete a File<text:tab/>2</text:a></text:p>
          <text:p text:style-name="P49"><text:a xlink:type="simple" xlink:href="#__RefHeading__200_994188705" text:style-name="Index_20_Link" text:visited-style-name="Index_20_Link">3.5 Change File Name<text:tab/>2</text:a></text:p>
        </text:index-body>
      </text:table-of-content>
      <text:h text:style-name="P19" text:outline-level="1"><text:bookmark-start text:name="__RefHeading__320_1868828051"/>1. TODO <text:bookmark-end text:name="__RefHeading__320_1868828051"/></text:h>
      <text:list xml:id="list7237841574902018984" text:style-name="L1">
        <text:list-item>
          <text:p text:style-name="P13">Learn significance of PMS Color Match</text:p>
        </text:list-item>
        <text:list-item>
          <text:p text:style-name="P13">Lean significance of Bundling</text:p>
        </text:list-item>
        <text:list-item>
          <text:p text:style-name="P14">Create a way to log mistakes of each vendor</text:p>
        </text:list-item>
        <text:list-item>
          <text:p text:style-name="P15">Upload excel document</text:p>
        </text:list-item>
      </text:list>
      <text:h text:style-name="P19" text:outline-level="1"><text:bookmark-start text:name="__RefHeading__198_994188705"/><text:span text:style-name="T5">2. </text:span>Environment Setup<text:bookmark-end text:name="__RefHeading__198_994188705"/></text:h>
      <text:p text:style-name="P1"/>
      <text:p text:style-name="P39"># Start a Django Project</text:p>
      <text:p text:style-name="code">cd /work</text:p>
      <text:p text:style-name="code">django-admin startproject pinpoint</text:p>
      <text:p text:style-name="P2">cd pinpoint</text:p>
      <text:p text:style-name="P2">python manage.py startapp vendor_calculator</text:p>
      <text:p text:style-name="P2"/>
      <text:p text:style-name="P7"># Setup Postgres</text:p>
      <text:p text:style-name="P3">sudo -u postgres createuser -D -A -P pinpoint</text:p>
      <text:p text:style-name="code">sudo -u postgres createdb -O pinpoint pinpoint</text:p>
      <text:h text:style-name="P22" text:outline-level="2"><text:bookmark-start text:name="__RefHeading__324_1868828051"/><text:span text:style-name="T5">2</text:span>.1 <text:span text:style-name="T1">Update DB</text:span><text:bookmark-end text:name="__RefHeading__324_1868828051"/></text:h>
      <text:p text:style-name="P32">python manage.py makemigrations vendor_calculator</text:p>
      <text:p text:style-name="P29">python manage.py sqlmigrate vendor_calculator 0001</text:p>
      <text:p text:style-name="comment"># If DB changes to project were made</text:p>
      <text:p text:style-name="code">python manage.py makemigrations</text:p>
      <text:p text:style-name="code">python manage.py migrate</text:p>
      <text:h text:style-name="P18" text:outline-level="1"><text:bookmark-start text:name="__RefHeading__322_1868828051"/><text:span text:style-name="T5">3</text:span>. Initialize GIT<text:bookmark-end text:name="__RefHeading__322_1868828051"/></text:h>
      <text:h text:style-name="P23" text:outline-level="2"><text:bookmark-start text:name="__RefHeading__153_2070287841"/><text:span text:style-name="T5">3.</text:span>1 Settings<text:bookmark-end text:name="__RefHeading__153_2070287841"/></text:h>
      <text:p text:style-name="P12"># Find out what user.email does</text:p>
      <text:p text:style-name="code">git config --global user.email "<text:a xlink:type="simple" xlink:href="mailto:rice.adam@gmail.com">rice.adam@gmail.com</text:a>"</text:p>
      <text:p text:style-name="comment"># Use vim as the main text editory</text:p>
      <text:p text:style-name="code">git config --global core.editor vim</text:p>
      <text:p text:style-name="comment"><text:soft-page-break/># Remove the need to reenter password on every push</text:p>
      <text:p text:style-name="P6">git config --global credential.helper cache</text:p>
      <text:h text:style-name="P23" text:outline-level="2"><text:bookmark-start text:name="__RefHeading__155_2070287841"/><text:span text:style-name="T5">3</text:span>.2 Initialize Repo<text:span text:style-name="T4">sitory</text:span><text:bookmark-end text:name="__RefHeading__155_2070287841"/></text:h>
      <text:p text:style-name="P8"># </text:p>
      <text:p text:style-name="P8"># Create Repo</text:p>
      <text:p text:style-name="P8">#</text:p>
      <text:p text:style-name="P9"><text:span text:style-name="T2"># </text:span>Add a new repository</text:p>
      <text:p text:style-name="P9"><text:span text:style-name="T2">#</text:span> <text:a xlink:type="simple" xlink:href="https://github.com/hughy603/pinpoint_vms/tree/master/pinpoint_vms">https://github.com/hughy603/pinpoint_vms/tree/master/pinpoint_vms</text:a></text:p>
      <text:p text:style-name="P5">cd /work/pinpoint_vms</text:p>
      <text:p text:style-name="code">git init</text:p>
      <text:p text:style-name="P28">git pull <text:a xlink:type="simple" xlink:href="https://github.com/hughy603/pinpoint_vms/tree/master/pinpoint_vms">https://github.com/hughy603/pinpoint_vms/tree/master/pinpoint_vms</text:a></text:p>
      <text:p text:style-name="code"/>
      <text:p text:style-name="P8"># </text:p>
      <text:p text:style-name="P8"># Remove database settings from git</text:p>
      <text:p text:style-name="P8">#</text:p>
      <text:p text:style-name="P8"># Move database settings from pinpoint_vms/settings.py to </text:p>
      <text:p text:style-name="P8"># pinpoint_vms/secret_settings.py</text:p>
      <text:p text:style-name="P8"># Add “from secret_settings import *” to settings.py</text:p>
      <text:p text:style-name="P8"># Edit .gitingore and add pinpoint_vms.secret_settings.py to it</text:p>
      <text:p text:style-name="P8"/>
      <text:p text:style-name="P8"># Push Code to Repository</text:p>
      <text:p text:style-name="P4">git add .</text:p>
      <text:p text:style-name="P4">git commit -m '<text:span text:style-name="T3">initialized</text:span> repo'</text:p>
      <text:p text:style-name="comment"><text:tab/># Or skip the git add</text:p>
      <text:p text:style-name="P11">git commit -a -m "updated README with learning exp"</text:p>
      <text:p text:style-name="P4">git remote add origin <text:a xlink:type="simple" xlink:href="https://github.com/hughy603/pinpoint_vms">https://github.com/hughy603/pinpoint_vms</text:a></text:p>
      <text:p text:style-name="P4">git push -u origin master</text:p>
      <text:p text:style-name="P10">Username for 'https://github.com': hughy603 </text:p>
      <text:p text:style-name="P10">Password for 'https://hughy603@github.com': </text:p>
      <text:p text:style-name="P10">Branch master set up to track remote branch master from origin. </text:p>
      <text:p text:style-name="P10">Everything up-to-date </text:p>
      <text:p text:style-name="P44"/>
      <text:p text:style-name="P46"># if a mistake is made, one of the following will fix it</text:p>
      <text:p text:style-name="code">git clean -f</text:p>
      <text:p text:style-name="comment"># The following removes everything since last push</text:p>
      <text:p text:style-name="code">rm -rf .git</text:p>
      <text:h text:style-name="P23" text:outline-level="2"><text:bookmark-start text:name="__RefHeading__157_2070287841"/><text:span text:style-name="T5">3</text:span>.3 Commit Changes<text:bookmark-end text:name="__RefHeading__157_2070287841"/></text:h>
      <text:p text:style-name="P4">git commit -<text:span text:style-name="T6">a </text:span>-m 'intialized repo'</text:p>
      <text:p text:style-name="P4">git push -u origin master</text:p>
      <text:h text:style-name="P24" text:outline-level="2"><text:bookmark-start text:name="__RefHeading__159_2070287841"/><text:span text:style-name="T5">3</text:span>.4 Delete a File<text:bookmark-end text:name="__RefHeading__159_2070287841"/></text:h>
      <text:p text:style-name="code">git rm models.ods</text:p>
      <text:p text:style-name="P40"># Keep local file and include directories</text:p>
      <text:p text:style-name="P30">git rm -r <text:span text:style-name="T7">--cached</text:span> doc/.ipynb_checkpoints</text:p>
      <text:p text:style-name="P40"># Reset to original state</text:p>
      <text:p text:style-name="P30">git reset HEAD</text:p>
      <text:h text:style-name="P25" text:outline-level="2"><text:bookmark-start text:name="__RefHeading__200_994188705"/><text:span text:style-name="T5">3</text:span>.5 Change File Name<text:bookmark-end text:name="__RefHeading__200_994188705"/></text:h>
      <text:p text:style-name="P27">git mv original new</text:p>
      <text:h text:style-name="P26" text:outline-level="2"><text:soft-page-break/>3.6 Restore Deleted Files</text:h>
      <text:p text:style-name="code">git checkout fad11e27c7b55158109dd6e8376c2187b0c95c52</text:p>
      <text:p text:style-name="code">git branch temp</text:p>
      <text:p text:style-name="code">git branch -f master temp</text:p>
      <text:p text:style-name="code">git branch -f master temp</text:p>
      <text:p text:style-name="code">git push --force origin master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>AWS</text:p>
      <text:h text:style-name="P20" text:outline-level="1">1. Install Instance</text:h>
      <text:p text:style-name="P16">Go through the normal process and click on instance → description → security <text:s/>groups. <text:s/>Make sure the source of the default group is set to all</text:p>
      <text:h text:style-name="P21" text:outline-level="1">2. Python 3</text:h>
      <text:p text:style-name="P36">sudo yum install postgresql94 postgresql94-contrib postgresql94-devel postgresql94-libs postgresql94-server</text:p>
      <text:p text:style-name="P36">sudo yum install gcc</text:p>
      <text:p text:style-name="P48"/>
      <text:p text:style-name="code">virtualenv -p /usr/bin/python3.4 pinpoint</text:p>
      <text:p text:style-name="P38">source pinpoint/bin/activate</text:p>
      <text:p text:style-name="P38">pip install django</text:p>
      <text:p text:style-name="P37">pip install psycopg2</text:p>
      <text:p text:style-name="P42"># Amazon EB CLI</text:p>
      <text:p text:style-name="P34">pip install awsebcli</text:p>
      <text:p text:style-name="P42"># Amazon S3 API</text:p>
      <text:p text:style-name="P35"><text:span text:style-name="T8">p</text:span>ip install boto</text:p>
      <text:p text:style-name="P37"/>
      <text:p text:style-name="P47">TODO: Start and configure postgg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style:shadow="none"/>
      <style:text-properties fo:color="#0000cc" style:font-name="Courier 10 Pitch" fo:font-family="'Courier 10 Pitch'" style:font-style-name="Regular" style:font-pitch="fixed" fo:font-size="10pt" officeooo:rsid="00093ffd" style:font-size-asian="10.5pt"/>
    </style:style>
    <style:style style:name="comment" style:family="paragraph" style:parent-style-name="code">
      <style:text-properties fo:color="#009900" fo:font-style="italic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do" style:family="paragraph" style:parent-style-name="code" style:class="text">
      <style:text-properties fo:color="#ff420e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2:42:17.168883095</meta:creation-date>
    <meta:generator>LibreOffice/4.2.8.2$Linux_X86_64 LibreOffice_project/420m0$Build-2</meta:generator>
    <dc:date>2016-06-16T01:03:31.259382704</dc:date>
    <meta:editing-duration>P9DT12H12M49S</meta:editing-duration>
    <meta:editing-cycles>26</meta:editing-cycles>
    <meta:document-statistic meta:table-count="0" meta:image-count="0" meta:object-count="0" meta:page-count="3" meta:paragraph-count="101" meta:word-count="469" meta:character-count="3015" meta:non-whitespace-character-count="2645"/>
  </office:meta>
</office:document-meta>
</file>